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5">
            <text:p>0606 <text:s/>135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5">
            <text:p>0606 <text:s/>135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5">
            <text:p>0606 <text:s/>135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5">
            <text:p>0606 <text:s/>135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7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7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7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8">
            <text:p>0606 <text:s/>13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8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8">
            <text:p>0606 <text:s/>13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9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9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9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9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09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">
            <text:p>0606 <text:s/>13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1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1">
            <text:p>0606 <text:s/>135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1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1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1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2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2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2">
            <text:p>0606 <text:s/>13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2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2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2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3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3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3">
            <text:p>0606 <text:s/>13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3">
            <text:p>0606 <text:s/>13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4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4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4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5">
            <text:p>0606 <text:s/>135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5">
            <text:p>0606 <text:s/>13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5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5">
            <text:p>0606 <text:s/>135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6T13:51:04.16">
            <text:p>0606 <text:s/>135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6T13:51:04.16">
            <text:p>2021/6/6 13:5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6T13:51:04.16">
            <text:p>0606 <text:s/>1351</text:p>
          </table:table-cell>
          <table:table-cell table:style-name="ce7" table:formula="of:=NOW()" office:value-type="date" office:date-value="2021-06-06T13:51:04.16">
            <text:p>0606 <text:s/>135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6T13:51:04.16">
            <text:p>0606 <text:s/>135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A#REF!:A#REF!);&quot;)&quot;)" office:value-type="float" office:value="0">
            <text:p>#NAME?</text:p>
          </table:table-cell>
          <table:table-cell table:style-name="ce2" table:formula="of:=CONCATENATE(&quot;(&quot;;COUNTA(B#REF!:B#REF!);&quot;)&quot;)" office:value-type="string" office:string-value="(1)">
            <text:p>(1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float" office:value="0">
            <text:p>#NAME?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3">
            <text:p>0606 <text:s/>135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4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4">
            <text:p>0606 <text:s/>135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4">
            <text:p>0606 <text:s/>1351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4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4.25">
            <text:p>0606 <text:s/>1351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">
            <text:p>1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7">
            <text:p>1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8">
            <text:p>1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">
            <text:p>1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0">
            <text:p>2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1">
            <text:p>2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2">
            <text:p>2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3">
            <text:p>2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1.69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4">
            <text:p>2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0.88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5">
            <text:p>2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0.88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6">
            <text:p>2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0.88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7">
            <text:p>2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0.88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8">
            <text:p>2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0.88">
            <text:p>0606 <text:s/>1351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9">
            <text:p>2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6T13:51:00.88">
            <text:p>0606 <text:s/>1351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6T13:51:00.87">
            <text:p>0606 <text:s/>135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6T13:51:04.26">
            <text:p>0606 <text:s/>1351</text:p>
          </table:table-cell>
          <table:table-cell table:style-name="ce7" table:formula="of:=NOW()" office:value-type="date" office:date-value="2021-06-06T13:51:04.26">
            <text:p>0606 <text:s/>135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6T13:51:04.26">
            <text:p>0606 <text:s/>135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2021/06/06</text:date>, <text:time>13:5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6T13:51:03.81</dc:date>
    <dc:creator>iwabuchi ken</dc:creator>
    <meta:editing-duration>P3DT13H14M27S</meta:editing-duration>
    <meta:editing-cycles>500</meta:editing-cycles>
    <meta:generator>OpenOffice/4.1.3$Win32 OpenOffice.org_project/413m1$Build-9783</meta:generator>
    <meta:document-statistic meta:table-count="2" meta:cell-count="525" meta:object-count="0"/>
  </office:meta>
</office:document-meta>
</file>